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T1" style:family="text">
      <style:text-properties style:font-name="serif"/>
    </style:style>
    <style:style style:name="T2" style:family="text">
      <style:text-properties style:font-name="sans-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istos etc.</text:span><text:line-break/><text:span text:style-name="T1">Trata-se de execução de pena privativa de liberdade em regime semiaberto e com uso de tornozeleira eletrônica em que foi determinado pelo Juízo da Comarca de Currais Novos, onde tramitava o feito anteriormente, o cumprimento de prestação de serviços à comunidade, conforme se observa no termo de audiência do evento 25.1.</text:span><text:line-break/><text:span text:style-name="T1">A defesa do apenado pediu (ev. 65.1) que o feito fosse chamado à ordem para revogação da medida,</text:span><text:line-break/><text:span text:style-name="T1">considerando que o estabelecimento de prestação de serviços à comunidade se deu por erro na <text:s/>dição do termo de audiência.</text:span><text:line-break/><text:span text:style-name="T1">Relatados.</text:span><text:line-break/><text:span text:style-name="T1">Assiste razão à defesa do apenado.</text:span><text:line-break/><text:span text:style-name="T1">Modificada a competência pela Resolução nº 62/2022, que agregou a competência para a execução penal, regimes fechados e semiaberto, às Varas Regionais de Execução Penal, o estabelecimento de outras medidas para o monitoramento eletrônico não se adequam às atuais regras firmadas por este Juízo.</text:span><text:line-break/><text:span text:style-name="T1">No caso, a regulamentação do cumprimento da pena no regime semiaberto não prever estabelecimento de outras medidas que não sejam as previstas na Portaria nº 01/2022 data 1ª Vara Regional de Execução Penal, não constando entre elas o cumprimento de prestação de serviços à comunidade.</text:span><text:line-break/><text:span text:style-name="T1">Diante do exposto, acato o pedido formulado pela defesa e revogo a imposição de prestação de serviços à comunidade constante do termo de audiência do ev. 25.1, ao mesmo tempo em que deve o apenado passar cumprir a pena doravante de acordo com as condições estabelecidas na Portaria 01/2022, quais sejam:</text:span><text:line-break/><text:span text:style-name="T1">a) o apenado deverá permanecer recolhido em sua residência, ou local indicado quando da</text:span><text:line-break/><text:span text:style-name="T1">instalação do equipamento, todos os dias no horário compreendido entre 20h e 05h, salvo</text:span><text:line-break/><text:span text:style-name="T1">autorização anterior do juízo;</text:span><text:line-break/><text:span text:style-name="T1">b) deverá comparecer no local data e horário que lhe for determinado, pessoal ou eletronicamente, pela Central de Monitoramento Eletrônico (CEME);</text:span><text:line-break/><text:span text:style-name="T1">c) não mudar de habitação sem aviso prévio à CEME;</text:span><text:line-break/><text:span text:style-name="T1">d) não ingerir bebidas alcoólicas ou substâncias de efeitos análogos;</text:span><text:line-break/><text:span text:style-name="T1">e) receber visitas do servidor responsável pela monitoração eletrônica, responder aos seus contatos e cumprir suas orientações;</text:span></text:p>
      <text:p text:style-name="P1"><text:span text:style-name="T1">f) abster-se de remover, de violar, de interromper os sinais eletrônicos, de modificar ou de danificar de qualquer forma, o dispositivo de monitoração eletrônica ou de permitir que outrem o faça;</text:span><text:line-break/><text:span text:style-name="T1">g) impedir a descarga completa da bateria do equipamento de monitoração eletrônica;</text:span><text:line-break/><text:span text:style-name="T1">h) informar, de imediato, as falas no equipamento à Central de Monitoramento Eletrônico.</text:span><text:line-break/><text:span text:style-name="T1">P.R.I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4T08:53:43.376000000</meta:creation-date>
    <dc:date>2023-02-14T08:55:44.673000000</dc:date>
    <meta:editing-duration>PT2M1S</meta:editing-duration>
    <meta:editing-cycles>1</meta:editing-cycles>
    <meta:document-statistic meta:table-count="0" meta:image-count="0" meta:object-count="0" meta:page-count="1" meta:paragraph-count="2" meta:word-count="385" meta:character-count="2459" meta:non-whitespace-character-count="2074"/>
    <meta:generator>LibreOffice/6.0.3.2$Windows_X86_64 LibreOffice_project/8f48d515416608e3a835360314dac7e47fd0b821</meta:generator>
  </office:meta>
</office:document-meta>
</file>